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822"/>
    </style:style>
    <style:style style:name="P2" style:family="paragraph" style:parent-style-name="Standard">
      <style:text-properties officeooo:rsid="001ce822" officeooo:paragraph-rsid="001ce822"/>
    </style:style>
    <style:style style:name="P3" style:family="paragraph" style:parent-style-name="Standard">
      <style:text-properties officeooo:paragraph-rsid="001ce822"/>
    </style:style>
    <style:style style:name="P4" style:family="paragraph" style:parent-style-name="Standard">
      <style:text-properties fo:color="#000000" style:font-name="Liberation Serif" fo:font-size="12pt" fo:font-style="normal" officeooo:rsid="001ce822" officeooo:paragraph-rsid="001ce822" style:font-size-asian="12pt" style:font-style-asian="normal" style:font-size-complex="12pt" style:font-style-complex="normal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808080" style:font-name="DejaVu Sans Mono" fo:font-size="9pt" fo:font-style="italic"/>
    </style:style>
    <style:style style:name="P6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color="#808080" style:font-name="DejaVu Sans Mono"/>
    </style:style>
    <style:style style:name="T2" style:family="text">
      <style:text-properties fo:color="#808080" style:font-name="DejaVu Sans Mono" fo:font-size="9pt" fo:font-style="italic"/>
    </style:style>
    <style:style style:name="T3" style:family="text">
      <style:text-properties fo:color="#808080" style:font-name="DejaVu Sans Mono" fo:font-style="italic"/>
    </style:style>
    <style:style style:name="T4" style:family="text">
      <style:text-properties style:font-name="DejaVu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2bro.py documentation</text:p>
      <text:p text:style-name="P1"/>
      <text:p text:style-name="P1"><text:tab/>TLDR</text:p>
      <text:p text:style-name="P1"/>
      <text:p text:style-name="P3"><text:span text:style-name="T2"><text:s text:c="3"/>Description: This script takes two input files, a snort alert log and a bro</text:span></text:p>
      <text:p text:style-name="P6"><text:s text:c="3"/>connection log and matches the snort alerts with their respective connection</text:p>
      <text:p text:style-name="P6"><text:s text:c="3"/>stream based on Source IP, Source Port, Destination IP, and Destination Port.</text:p>
      <text:p text:style-name="P6"><text:s text:c="3"/>The output is placed into a file named sn2bro.csv</text:p>
      <text:p text:style-name="P6"><text:s text:c="2"/>Usage:</text:p>
      <text:p text:style-name="P5"><text:s text:c="3"/>python sn2bro.py snort_alert_log conn.log</text:p>
      <text:p text:style-name="P2"/>
      <text:p text:style-name="P2">For our research, we are using Snort and Bro which are two IDS (Intrusion detection system) to analyze network traffic and allowing each to create its own log files. <text:s/>We are not using these two IDS to compare their performance on any given metric but rather because they both give a disjoint set of enticing features. <text:s/>In order to combine these outputs in a coherent matter this script must be used. <text:s/></text:p>
      <text:p text:style-name="P2"/>
      <text:p text:style-name="P2">Usage: </text:p>
      <text:p text:style-name="P2"><text:tab/><text:span text:style-name="T2">python sn2bro.py snort_alert_log conn.log <text:s text:c="2"/></text:span></text:p>
      <text:p text:style-name="P4">The python command must be python3. <text:s/>Sn2bro.py is the name of the script that will combine the log files. <text:s/>snort_alert_log is the log file produced by a rule based Snort IDS. <text:s/>For every packet, Snort will check that packet against a set of rules and if any of the rules are triggered then Snort gives an appropriate alert in this log file. <text:s/>The conn.log file is one of the many log files produced by bro. <text:s/>This file does not contain anything security related, but rather is a sort of database file of all the connections that occurred during the span of the network traffic you are analyzing and various properties of those communic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2:43:34.542567261</meta:creation-date>
    <dc:date>2016-11-15T12:53:43.782336957</dc:date>
    <meta:editing-duration>PT10M9S</meta:editing-duration>
    <meta:editing-cycles>1</meta:editing-cycles>
    <meta:document-statistic meta:table-count="0" meta:image-count="0" meta:object-count="0" meta:page-count="1" meta:paragraph-count="12" meta:word-count="243" meta:character-count="1461" meta:non-whitespace-character-count="1198"/>
    <meta:generator>LibreOffice/5.1.4.2$Linux_X86_64 LibreOffice_project/10m0$Build-2</meta:generator>
  </office:meta>
</office:document-meta>
</file>